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Quotations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Description</text:h>
      <text:h text:style-name="P2" text:outline-level="2">Project Title</text:h>
      <text:p text:style-name="Text_20_body"><text:span text:style-name="Strong_20_Emphasis">Containerized End-to-End Streaming Data Pipeline with Airflow, Kafka, Spark, PostgreSQL, and Cassandra</text:span></text:p>
      <text:p text:style-name="P3"/>
      <text:h text:style-name="P2" text:outline-level="2">1. Project Overview</text:h>
      <text:p text:style-name="Text_20_body">This project consists of designing and implementing a <text:span text:style-name="Strong_20_Emphasis">fully containerized streaming data pipeline</text:span> that ingests data from the <text:span text:style-name="Strong_20_Emphasis">Random User public API</text:span>, streams it through Kafka, processes it in real time with Spark, and stores the processed data in Cassandra.</text:p>
      <text:p text:style-name="Text_20_body">The Random User API is used as a realistic external data source to simulate continuously generated user events, making the pipeline suitable for demonstrating real-world ingestion, streaming, and processing patterns.</text:p>
      <text:p text:style-name="P3"/>
      <text:h text:style-name="P2" text:outline-level="2">2. Objectives</text:h>
      <text:p text:style-name="Text_20_body">The main objectives of this project are:</text:p>
      <text:list text:style-name="L1">
        <text:list-item>
          <text:p text:style-name="P4">Build a <text:span text:style-name="Strong_20_Emphasis">robust and scalable streaming pipeline</text:span> using industry-standard tools</text:p>
        </text:list-item>
        <text:list-item>
          <text:p text:style-name="P4">Demonstrate proper usage of <text:span text:style-name="Strong_20_Emphasis">Airflow strictly as an orchestrator</text:span>, not as a data store</text:p>
        </text:list-item>
        <text:list-item>
          <text:p text:style-name="P4">Use <text:span text:style-name="Strong_20_Emphasis">Kafka as the central ingestion and streaming backbone</text:span></text:p>
        </text:list-item>
        <text:list-item>
          <text:p text:style-name="P4">Process data in near real-time using <text:span text:style-name="Strong_20_Emphasis">Spark Structured Streaming</text:span><text:line-break/>Persist processed data into storage systems adapted to their usage patterns</text:p>
        </text:list-item>
        <text:list-item>
          <text:p text:style-name="P4">Deploy the entire system using <text:span text:style-name="Strong_20_Emphasis">Docker containers</text:span> for reproducibility and portability</text:p>
        </text:list-item>
      </text:list>
      <text:p text:style-name="P3"/>
      <text:h text:style-name="P2" text:outline-level="2">3. Key Design Principles</text:h>
      <text:list text:style-name="L2">
        <text:list-item>
          <text:p text:style-name="P5"><text:span text:style-name="Strong_20_Emphasis">Separation of concerns</text:span>: each technology has a clear and limited responsibility</text:p>
        </text:list-item>
        <text:list-item>
          <text:p text:style-name="P5"><text:span text:style-name="Strong_20_Emphasis">Streaming-first architecture</text:span>: Kafka is the source of truth for in-flight data</text:p>
        </text:list-item>
        <text:list-item>
          <text:p text:style-name="P5"><text:span text:style-name="Strong_20_Emphasis">Fault tolerance</text:span>: retries, checkpoints, and durable storage</text:p>
        </text:list-item>
        <text:list-item>
          <text:p text:style-name="P5"><text:span text:style-name="Strong_20_Emphasis">Scalability</text:span>: components can be horizontally scaled</text:p>
        </text:list-item>
        <text:list-item>
          <text:p text:style-name="P5"><text:span text:style-name="Strong_20_Emphasis">Production realism</text:span>: mirrors architectures used in real data platforms</text:p>
        </text:list-item>
      </text:list>
      <text:p text:style-name="P3"/>
      <text:h text:style-name="P2" text:outline-level="2">4. System Architecture</text:h>
      <text:h text:style-name="P6" text:outline-level="3">High-Level Flow</text:h>
      <text:list text:style-name="L3">
        <text:list-item>
          <text:p text:style-name="P7">Airflow orchestrates data extraction from an external API</text:p>
        </text:list-item>
        <text:list-item>
          <text:p text:style-name="P7"><text:soft-page-break/>Extracted data is published to Kafka topics</text:p>
        </text:list-item>
        <text:list-item>
          <text:p text:style-name="P7">Kafka acts as a durable, distributed event buffer</text:p>
        </text:list-item>
        <text:list-item>
          <text:p text:style-name="P7">Spark Structured Streaming consumes data directly from Kafka</text:p>
        </text:list-item>
        <text:list-item>
          <text:p text:style-name="P7">Processed and enriched data is written to Cassandra</text:p>
        </text:list-item>
      </text:list>
      <text:p text:style-name="P3"/>
      <text:h text:style-name="P2" text:outline-level="2">5. Component Responsibilities</text:h>
      <text:h text:style-name="P6" text:outline-level="3">Apache Airflow</text:h>
      <text:list text:style-name="L4">
        <text:list-item>
          <text:p text:style-name="P8">Schedules and orchestrates API extraction jobs</text:p>
        </text:list-item>
        <text:list-item>
          <text:p text:style-name="P8">Handles retries, failures, and logging</text:p>
        </text:list-item>
        <text:list-item>
          <text:p text:style-name="P8">Publishes API payloads to Kafka</text:p>
        </text:list-item>
        <text:list-item>
          <text:p text:style-name="P8">Uses PostgreSQL <text:span text:style-name="Strong_20_Emphasis">only for Airflow metadata</text:span> (DAGs, task states, logs)</text:p>
        </text:list-item>
      </text:list>
      <text:p text:style-name="P9">Airflow is <text:span text:style-name="Strong_20_Emphasis">not</text:span> used for data storage or transformation.</text:p>
      <text:p text:style-name="P3"/>
      <text:h text:style-name="P6" text:outline-level="3">Apache Kafka</text:h>
      <text:list text:style-name="L5">
        <text:list-item>
          <text:p text:style-name="P10">Central streaming backbone of the system</text:p>
        </text:list-item>
        <text:list-item>
          <text:p text:style-name="P10">Decouples producers (Airflow) from consumers (Spark, sinks)</text:p>
        </text:list-item>
        <text:list-item>
          <text:p text:style-name="P10">Provides durability, ordering, and replayability</text:p>
        </text:list-item>
        <text:list-item>
          <text:p text:style-name="P10">Managed by Zookeeper for broker coordination</text:p>
        </text:list-item>
      </text:list>
      <text:p text:style-name="P3"/>
      <text:h text:style-name="P6" text:outline-level="3">PostgreSQL (Airflow Metadata Database)</text:h>
      <text:list text:style-name="L6">
        <text:list-item>
          <text:p text:style-name="P11">Used exclusively by Apache Airflow</text:p>
        </text:list-item>
        <text:list-item>
          <text:p text:style-name="P11">Stores DAG definitions, task states, scheduling metadata, and logs</text:p>
        </text:list-item>
        <text:list-item>
          <text:p text:style-name="P11">Not involved in business data storage or streaming flows</text:p>
        </text:list-item>
      </text:list>
      <text:p text:style-name="P9">PostgreSQL is <text:span text:style-name="Strong_20_Emphasis">not</text:span> part of the data pipeline storage layer.</text:p>
      <text:p text:style-name="P3"/>
      <text:h text:style-name="P6" text:outline-level="3">Apache Spark Structured Streaming</text:h>
      <text:list text:style-name="L7">
        <text:list-item>
          <text:p text:style-name="P12">Deployed as a <text:span text:style-name="Strong_20_Emphasis">Spark standalone cluster</text:span> composed of:</text:p>
          <text:list>
            <text:list-item>
              <text:p text:style-name="P12">one <text:span text:style-name="Strong_20_Emphasis">Spark Master</text:span></text:p>
            </text:list-item>
            <text:list-item>
              <text:p text:style-name="P12">multiple <text:span text:style-name="Strong_20_Emphasis">Spark Workers</text:span></text:p>
            </text:list-item>
          </text:list>
        </text:list-item>
        <text:list-item>
          <text:p text:style-name="P12">Workers execute streaming tasks in parallel</text:p>
        </text:list-item>
        <text:list-item>
          <text:p text:style-name="P12">Spark consumes data continuously from Kafka topics</text:p>
        </text:list-item>
        <text:list-item>
          <text:p text:style-name="P12">Applies schema validation, parsing, and transformations</text:p>
        </text:list-item>
        <text:list-item>
          <text:p text:style-name="P12"><text:soft-page-break/>Performs real-time aggregations and enrichments</text:p>
        </text:list-item>
        <text:list-item>
          <text:p text:style-name="P12">Uses checkpointing to ensure fault tolerance and exactly-once processing semantics</text:p>
        </text:list-item>
      </text:list>
      <text:p text:style-name="P3"/>
      <text:h text:style-name="P6" text:outline-level="3">Cassandra (Serving Layer)</text:h>
      <text:list text:style-name="L8">
        <text:list-item>
          <text:p text:style-name="P13">Stores processed and enriched data</text:p>
        </text:list-item>
        <text:list-item>
          <text:p text:style-name="P13">Optimized for fast reads and high availability</text:p>
        </text:list-item>
        <text:list-item>
          <text:p text:style-name="P13">Designed for time-series and query-based access</text:p>
        </text:list-item>
        <text:list-item>
          <text:p text:style-name="P13">Serves downstream applications or dashboards</text:p>
        </text:list-item>
      </text:list>
      <text:p text:style-name="P3"/>
      <text:h text:style-name="P6" text:outline-level="3">Docker &amp; Containerization</text:h>
      <text:list text:style-name="L9">
        <text:list-item>
          <text:p text:style-name="P14">Every component runs in its own container</text:p>
        </text:list-item>
        <text:list-item>
          <text:p text:style-name="P14">Spark is deployed as a <text:span text:style-name="Strong_20_Emphasis">multi-container cluster</text:span>:</text:p>
          <text:list>
            <text:list-item>
              <text:p text:style-name="P14">one container for the Spark Master</text:p>
            </text:list-item>
            <text:list-item>
              <text:p text:style-name="P14">one or more containers for Spark Workers</text:p>
            </text:list-item>
          </text:list>
        </text:list-item>
        <text:list-item>
          <text:p text:style-name="P14">Docker Compose orchestrates the full stack</text:p>
        </text:list-item>
        <text:list-item>
          <text:p text:style-name="P14">Enables reproducible local and cloud deployments</text:p>
        </text:list-item>
        <text:list-item>
          <text:p text:style-name="P14">Simplifies setup for development, testing, and scaling</text:p>
        </text:list-item>
      </text:list>
      <text:p text:style-name="P3"/>
      <text:h text:style-name="P2" text:outline-level="2">6. Data Flow Summary</text:h>
      <text:list text:style-name="L10">
        <text:list-item>
          <text:p text:style-name="P15"><text:span text:style-name="Strong_20_Emphasis">Random User API → Airflow</text:span>: scheduled data extraction</text:p>
        </text:list-item>
        <text:list-item>
          <text:p text:style-name="P15"><text:span text:style-name="Strong_20_Emphasis">Airflow → Kafka</text:span>: user events are published as messages</text:p>
        </text:list-item>
        <text:list-item>
          <text:p text:style-name="P15"><text:span text:style-name="Strong_20_Emphasis">Kafka → Spark</text:span>: continuous streaming consumption</text:p>
        </text:list-item>
        <text:list-item>
          <text:p text:style-name="P15"><text:span text:style-name="Strong_20_Emphasis">Spark → Cassandra</text:span>: processed, structured user data</text:p>
        </text:list-item>
      </text:list>
      <text:p text:style-name="Text_20_body">Kafka is the <text:span text:style-name="Strong_20_Emphasis">single streaming source of truth</text:span>.</text:p>
      <text:p text:style-name="P3"/>
      <text:h text:style-name="P2" text:outline-level="2">7. Fault Tolerance &amp; Reliability</text:h>
      <text:list text:style-name="L11">
        <text:list-item>
          <text:p text:style-name="P16">Airflow retries on API or Kafka failures</text:p>
        </text:list-item>
        <text:list-item>
          <text:p text:style-name="P16">Kafka ensures message durability and replay</text:p>
        </text:list-item>
        <text:list-item>
          <text:p text:style-name="P16">Spark uses checkpoints for exactly-once semantics</text:p>
        </text:list-item>
        <text:list-item>
          <text:p text:style-name="P16">Containers can be restarted independently</text:p>
        </text:list-item>
      </text:list>
      <text:p text:style-name="P3"/>
      <text:h text:style-name="P2" text:outline-level="2"><text:soft-page-break/>8. Use Cases</text:h>
      <text:list text:style-name="L12">
        <text:list-item>
          <text:p text:style-name="P17">Real-time data ingestion platforms</text:p>
        </text:list-item>
        <text:list-item>
          <text:p text:style-name="P17">Event-driven architectures</text:p>
        </text:list-item>
        <text:list-item>
          <text:p text:style-name="P17">Streaming analytics pipelines</text:p>
        </text:list-item>
        <text:list-item>
          <text:p text:style-name="P17">Data engineering portfolio and technical interviews</text:p>
        </text:list-item>
      </text:list>
      <text:p text:style-name="P3"/>
      <text:h text:style-name="P2" text:outline-level="2">9. Expected Outcomes</text:h>
      <text:list text:style-name="L13">
        <text:list-item>
          <text:p text:style-name="P18">A complete, working streaming pipeline</text:p>
        </text:list-item>
        <text:list-item>
          <text:p text:style-name="P18">A realistic reference architecture for data engineering</text:p>
        </text:list-item>
        <text:list-item>
          <text:p text:style-name="P18">A strong demonstration of orchestration vs streaming concepts</text:p>
        </text:list-item>
        <text:list-item>
          <text:p text:style-name="P18">A production-inspired project suitable for CVs, GitHub, and interviews</text:p>
        </text:list-item>
      </text:list>
      <text:p text:style-name="P3"/>
      <text:h text:style-name="P2" text:outline-level="2">10. Technology Stack</text:h>
      <text:list text:style-name="L14">
        <text:list-item>
          <text:p text:style-name="P19">Apache Airflow</text:p>
        </text:list-item>
        <text:list-item>
          <text:p text:style-name="P19">Apache Kafka</text:p>
        </text:list-item>
        <text:list-item>
          <text:p text:style-name="P19">Apache Zookeeper</text:p>
        </text:list-item>
        <text:list-item>
          <text:p text:style-name="P19">Apache Spark (Structured Streaming)</text:p>
        </text:list-item>
        <text:list-item>
          <text:p text:style-name="P19">PostgreSQL</text:p>
        </text:list-item>
        <text:list-item>
          <text:p text:style-name="P19">Apache Cassandra</text:p>
        </text:list-item>
        <text:list-item>
          <text:p text:style-name="P19">Docker &amp; Docker Compose</text:p>
        </text:list-item>
      </text:list>
      <text:p text:style-name="P3"/>
      <text:h text:style-name="P2" text:outline-level="2">11. Conclusion</text:h>
      <text:p text:style-name="Text_20_body">This project showcases the implementation of a modern data engineering pipeline using best practices and widely adopted technologies. It highlights architectural decision-making, system design skills, and the ability to build scalable, containerized streaming solutions aligned with real-world production environmen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10:43:05.200896500</meta:creation-date>
    <dc:date>2026-01-29T17:15:38.092729000</dc:date>
    <meta:editing-duration>P1DT5H10M55S</meta:editing-duration>
    <meta:editing-cycles>1</meta:editing-cycles>
    <meta:document-statistic meta:table-count="0" meta:image-count="0" meta:object-count="0" meta:page-count="4" meta:paragraph-count="96" meta:word-count="734" meta:character-count="4853" meta:non-whitespace-character-count="4283"/>
    <meta:generator>LibreOffice/25.8.4.2$Windows_X86_64 LibreOffice_project/290daaa01b999472f0c7a3890eb6a550fd74c6df</meta:generator>
  </office:meta>
</office:document-meta>
</file>